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0264" calcext:value-type="float">
            <text:p>100.4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436" calcext:value-type="float">
            <text:p>92.0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0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2</text:p>
          </table:table-cell>
          <table:table-cell office:value-type="string" calcext:value-type="string">
            <text:p>TWDB:2313302</text:p>
          </table:table-cell>
          <table:table-cell office:value-type="string" calcext:value-type="string">
            <text:p>196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